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n>2</mn>
            <mo stretchy="false">β</mo>
            <mrow>
              <mi/>
              <mo stretchy="false">=</mo>
              <mi/>
            </mrow>
            <mfrac>
              <mi>R</mi>
              <mi>L</mi>
            </mfrac>
            <mi/>
            <mtext>;</mtext>
            <mi/>
            <mtext>Dämpfung</mtext>
          </mrow>
        </mtd>
      </mtr>
      <mtr>
        <mtd>
          <mrow/>
        </mtd>
      </mtr>
      <mtr>
        <mtd>
          <mrow>
            <msubsup>
              <mo stretchy="false">ω</mo>
              <mn>0</mn>
              <mn>2</mn>
            </msubsup>
            <mrow>
              <mi/>
              <mo stretchy="false">=</mo>
              <mi/>
            </mrow>
            <mfrac>
              <mn>1</mn>
              <mrow>
                <mi>L</mi>
                <mi>C</mi>
              </mrow>
            </mfrac>
            <mi/>
            <mtext>;</mtext>
            <mi/>
            <mtext>Eigenfrequenz</mtext>
          </mrow>
        </mtd>
      </mtr>
    </mtable>
    <annotation encoding="StarMath 5.0">2 %ibeta `=` R over L `";"~ "Dämpfung" newline newline
%iomega _0 ^2 `=` 1 over {L C} `";"~ "Eigenfrequenz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7:45.170000000</meta:creation-date>
    <meta:generator>LibreOffice/4.1.4.2$Windows_x86 LibreOffice_project/0a0440ccc0227ad9829de5f46be37cfb6edcf72</meta:generator>
  </office:meta>
</office:document-meta>
</file>